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7572" officeooo:paragraph-rsid="00197572"/>
    </style:style>
    <style:style style:name="P2" style:family="paragraph" style:parent-style-name="Standard">
      <style:text-properties officeooo:rsid="00197572" officeooo:paragraph-rsid="00197572"/>
    </style:style>
    <style:style style:name="P3" style:family="paragraph" style:parent-style-name="Standard">
      <style:text-properties officeooo:rsid="001baa52" officeooo:paragraph-rsid="001baa52"/>
    </style:style>
    <style:style style:name="P4" style:family="paragraph" style:parent-style-name="Standard" style:list-style-name="L1">
      <style:text-properties officeooo:rsid="001baa52" officeooo:paragraph-rsid="001baa52"/>
    </style:style>
    <style:style style:name="P5" style:family="paragraph" style:parent-style-name="Standard" style:list-style-name="L1">
      <style:text-properties officeooo:paragraph-rsid="001baa52"/>
    </style:style>
    <style:style style:name="P6" style:family="paragraph" style:parent-style-name="Standard">
      <style:text-properties fo:font-weight="bold" officeooo:rsid="001baa52" officeooo:paragraph-rsid="001baa52" style:font-weight-asian="bold" style:font-weight-complex="bold"/>
    </style:style>
    <style:style style:name="T1" style:family="text">
      <style:text-properties officeooo:rsid="001baa5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en, but not heard: non-verbal. cat like creature. Will often sit nearby, but does not respond well to being directly communicated to unless they initiate.</text:p>
      <text:p text:style-name="P1"><text:line-break/>Heard, but not seen: enderman like creature. Likes hidey holes and will love sending you things and hearing about things, but is very shy in person.</text:p>
      <text:p text:style-name="P1"/>
      <text:p text:style-name="P1">Tethered/contact: squishmallow like. Loves weighted blankets and other strong touch related things. </text:p>
      <text:p text:style-name="P1"/>
      <text:p text:style-name="P3">That floppy thing outside car sales</text:p>
      <text:p text:style-name="P3"/>
      <text:p text:style-name="P3"/>
      <text:p text:style-name="P6">Ways to earn cosmetics: </text:p>
      <text:list text:style-name="L1">
        <text:list-item>
          <text:p text:style-name="P5"><text:span text:style-name="T1">raising a creature iteration for the first time</text:span></text:p>
        </text:list-item>
        <text:list-item>
          <text:p text:style-name="P4">the activities</text:p>
        </text:list-item>
        <text:list-item>
          <text:p text:style-name="P4">log in regularly rewards?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11:47:30.102213891</meta:creation-date>
    <dc:date>2024-07-09T11:02:37.097839619</dc:date>
    <meta:editing-duration>PT32M40S</meta:editing-duration>
    <meta:editing-cycles>2</meta:editing-cycles>
    <meta:generator>LibreOffice/24.2.4.2$Linux_X86_64 LibreOffice_project/420$Build-2</meta:generator>
    <meta:document-statistic meta:table-count="0" meta:image-count="0" meta:object-count="0" meta:page-count="1" meta:paragraph-count="8" meta:word-count="90" meta:character-count="553" meta:non-whitespace-character-count="471"/>
  </office:meta>
</office:document-meta>
</file>